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IDAutomationHC39M" svg:font-family="IDAutomationHC39M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9.999cm"/>
        </style:tab-stops>
      </style:paragraph-properties>
      <style:text-properties style:use-window-font-color="true" style:font-name="Verdana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9.999cm"/>
        </style:tab-stops>
      </style:paragraph-properties>
      <style:text-properties style:use-window-font-color="true" style:font-name="Verdana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style:line-height-at-least="0.3cm"/>
      <style:text-properties style:use-window-font-color="true" style:font-name="Verdana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>
        <style:tab-stops>
          <style:tab-stop style:position="9.999cm"/>
        </style:tab-stops>
      </style:paragraph-properties>
      <style:text-properties style:use-window-font-color="true" style:font-name="IDAutomationHC39M"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1.101cm" fo:margin-right="0cm" fo:line-height="100%" fo:text-align="justify" style:justify-single-word="false" fo:text-indent="0cm" style:auto-text-indent="false">
        <style:tab-stops>
          <style:tab-stop style:position="16.559cm"/>
        </style:tab-stops>
      </style:paragraph-properties>
      <style:text-properties style:use-window-font-color="true" style:font-name="Verdana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1.101cm" fo:margin-right="0cm" fo:line-height="100%" fo:text-align="justify" style:justify-single-word="false" fo:text-indent="0cm" style:auto-text-indent="false">
        <style:tab-stops>
          <style:tab-stop style:position="15.81cm"/>
        </style:tab-stops>
      </style:paragraph-properties>
      <style:text-properties style:use-window-font-color="true" style:font-name="Verdana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1.101cm" fo:margin-right="0cm" fo:line-height="100%" fo:text-align="justify" style:justify-single-word="false" fo:text-indent="0cm" style:auto-text-indent="false">
        <style:tab-stops>
          <style:tab-stop style:position="15.787cm"/>
          <style:tab-stop style:position="16.559cm"/>
        </style:tab-stops>
      </style:paragraph-properties>
      <style:text-properties style:use-window-font-color="true" style:font-name="Verdana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1.101cm" fo:margin-right="0cm" fo:line-height="100%" fo:text-align="justify" style:justify-single-word="false" fo:text-indent="0cm" style:auto-text-indent="false">
        <style:tab-stops>
          <style:tab-stop style:position="16.588cm"/>
        </style:tab-stops>
      </style:paragraph-properties>
      <style:text-properties fo:color="#000000" style:text-line-through-style="solid" style:text-line-through-type="double" style:font-name="Verdana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1.101cm" fo:margin-right="0cm" fo:line-height="100%" fo:text-align="justify" style:justify-single-word="false" fo:text-indent="0cm" style:auto-text-indent="false">
        <style:tab-stops>
          <style:tab-stop style:position="15.875cm"/>
        </style:tab-stops>
      </style:paragraph-properties>
      <style:text-properties style:font-name="Verdana" fo:font-size="12pt" style:font-size-asian="12pt" style:font-size-complex="12pt"/>
    </style:style>
    <style:style style:name="P10" style:family="paragraph" style:parent-style-name="Text_20_body">
      <style:paragraph-properties fo:margin-left="1.101cm" fo:margin-right="0cm" fo:margin-top="0cm" fo:margin-bottom="0cm" fo:line-height="100%" fo:text-align="justify" style:justify-single-word="false" fo:text-indent="0cm" style:auto-text-indent="false">
        <style:tab-stops>
          <style:tab-stop style:position="-1.101cm"/>
          <style:tab-stop style:position="16.678cm"/>
        </style:tab-stops>
      </style:paragraph-properties>
      <style:text-properties style:use-window-font-color="true" style:font-name="Verdana" fo:font-size="12pt" fo:font-weight="normal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1.101cm" fo:margin-right="0cm" fo:margin-top="0cm" fo:margin-bottom="0cm" fo:line-height="100%" fo:text-align="justify" style:justify-single-word="false" fo:text-indent="0cm" style:auto-text-indent="false">
        <style:tab-stops>
          <style:tab-stop style:position="-1.101cm"/>
          <style:tab-stop style:position="15.81cm"/>
        </style:tab-stops>
      </style:paragraph-properties>
      <style:text-properties style:use-window-font-color="true" style:font-name="Verdana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left="1.101cm" fo:margin-right="0cm" fo:margin-top="0cm" fo:margin-bottom="0cm" fo:line-height="100%" fo:text-align="justify" style:justify-single-word="false" fo:text-indent="0cm" style:auto-text-indent="false">
        <style:tab-stops>
          <style:tab-stop style:position="15.841cm"/>
          <style:tab-stop style:position="15.875cm"/>
        </style:tab-stops>
      </style:paragraph-properties>
      <style:text-properties style:use-window-font-color="true" style:font-name="Verdana"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left="1.101cm" fo:margin-right="0cm" fo:margin-top="0cm" fo:margin-bottom="0cm" fo:line-height="100%" fo:text-align="justify" style:justify-single-word="false" fo:text-indent="0cm" style:auto-text-indent="false">
        <style:tab-stops>
          <style:tab-stop style:position="15.776cm"/>
          <style:tab-stop style:position="15.81cm"/>
        </style:tab-stops>
      </style:paragraph-properties>
      <style:text-properties style:use-window-font-color="true" style:font-name="Verdana" fo:font-size="12pt" fo:font-weight="normal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left="1.101cm" fo:margin-right="0cm" fo:margin-top="0cm" fo:margin-bottom="0cm" fo:line-height="100%" fo:text-align="justify" style:justify-single-word="false" fo:text-indent="0cm" style:auto-text-indent="false">
        <style:tab-stops>
          <style:tab-stop style:position="-1.101cm"/>
          <style:tab-stop style:position="15.845cm"/>
          <style:tab-stop style:position="15.875cm"/>
        </style:tab-stops>
      </style:paragraph-properties>
      <style:text-properties style:use-window-font-color="true" style:font-name="Verdana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left="1.101cm" fo:margin-right="0cm" fo:line-height="100%" fo:text-align="center" style:justify-single-word="false" fo:text-indent="0cm" style:auto-text-indent="false">
        <style:tab-stops>
          <style:tab-stop style:position="4.763cm"/>
          <style:tab-stop style:position="16.946cm"/>
        </style:tab-stops>
      </style:paragraph-properties>
      <style:text-properties style:use-window-font-color="true" style:text-line-through-style="none" style:font-name="Verdana" fo:font-size="12pt" fo:font-weight="normal" style:font-size-asian="12pt" style:font-weight-asian="normal" style:font-size-complex="12pt" style:font-weight-complex="normal"/>
    </style:style>
    <style:style style:name="P16" style:family="paragraph" style:parent-style-name="Text_20_body">
      <style:text-properties style:use-window-font-color="true" style:font-name="Times New Roman" fo:font-size="11pt" fo:font-weight="bold" style:font-size-asian="11pt" style:font-weight-asian="bold" style:font-size-complex="11pt"/>
    </style:style>
    <style:style style:name="P17" style:family="paragraph" style:parent-style-name="Text_20_body">
      <style:paragraph-properties fo:margin-left="0.713cm" fo:margin-right="0cm" fo:text-indent="0cm" style:auto-text-indent="false"/>
      <style:text-properties style:use-window-font-color="true" style:font-name="Verdana" fo:font-size="12pt" fo:font-weight="bold" style:font-size-asian="12pt" style:font-weight-asian="bold" style:font-size-complex="12pt"/>
    </style:style>
    <style:style style:name="P18" style:family="paragraph" style:parent-style-name="Text_20_body">
      <style:paragraph-properties fo:margin-left="1.251cm" fo:margin-right="0cm" fo:margin-top="0cm" fo:margin-bottom="0cm" fo:line-height="100%" fo:text-align="justify" style:justify-single-word="false" fo:text-indent="0cm" style:auto-text-indent="false">
        <style:tab-stops>
          <style:tab-stop style:position="8.749cm"/>
          <style:tab-stop style:position="16.946cm"/>
        </style:tab-stops>
      </style:paragraph-properties>
      <style:text-properties style:use-window-font-color="true" style:font-name="Verdana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margin-left="1.251cm" fo:margin-right="0cm" fo:margin-top="0cm" fo:margin-bottom="0cm" fo:line-height="100%" fo:text-align="justify" style:justify-single-word="false" fo:text-indent="0cm" style:auto-text-indent="false">
        <style:tab-stops>
          <style:tab-stop style:position="8.749cm"/>
          <style:tab-stop style:position="16.946cm"/>
        </style:tab-stops>
      </style:paragraph-properties>
      <style:text-properties style:use-window-font-color="true" style:text-line-through-style="none" style:font-name="Verdana" fo:font-size="10pt" fo:language="es" fo:country="E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8.749cm"/>
          <style:tab-stop style:position="16.946cm"/>
        </style:tab-stops>
      </style:paragraph-properties>
      <style:text-properties style:use-window-font-color="true" style:text-line-through-style="none" style:font-name="Verdana" fo:font-size="10pt" fo:language="es" fo:country="E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Heading_20_3">
      <style:paragraph-properties style:line-height-at-least="0.3cm"/>
      <style:text-properties style:use-window-font-color="true" style:font-name="Verdana" fo:font-size="12pt" style:font-size-asian="12pt" style:font-size-complex="12pt"/>
    </style:style>
    <style:style style:name="T1" style:family="text">
      <style:text-properties fo:color="#000000" style:text-line-through-style="none"/>
    </style:style>
    <style:style style:name="T2" style:family="text">
      <style:text-properties style:text-line-through-style="none"/>
    </style:style>
    <style:style style:name="T3" style:family="text">
      <style:text-properties style:text-line-through-style="none" fo:language="es" fo:country="ES" fo:font-style="normal" style:text-underline-style="none" fo:font-weight="bold" fo:background-color="transparent" style:font-style-asian="normal" style:font-style-complex="normal"/>
    </style:style>
    <style:style style:name="T4" style:family="text">
      <style:text-properties style:text-line-through-style="none" fo:language="es" fo:country="ES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5" style:family="text">
      <style:text-properties style:text-line-through-style="none" fo:language="es" fo:country="ES" fo:font-style="normal" style:text-underline-style="none" fo:background-color="transparent" style:font-style-asian="normal" style:font-style-complex="normal"/>
    </style:style>
    <style:style style:name="T6" style:family="text">
      <style:text-properties style:use-window-font-color="true" style:text-line-through-style="none" fo:language="es" fo:country="E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7" style:family="text">
      <style:text-properties style:use-window-font-color="true" style:text-underline-style="none" fo:font-weight="bold" style:font-weight-asian="bold" style:font-weight-complex="bold"/>
    </style:style>
    <style:style style:name="T8" style:family="text">
      <style:text-properties style:use-window-font-color="true" style:text-line-through-style="solid" style:text-line-through-type="double" fo:font-size="10pt" fo:language="es" fo:country="E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weight="bold"/>
    </style:style>
    <style:style style:name="T10" style:family="text">
      <style:text-properties fo:language="es" fo:country="ES" fo:font-style="normal" style:text-underline-style="none" fo:font-weight="bold" fo:background-color="transparent" style:font-style-asian="normal" style:font-style-complex="normal"/>
    </style:style>
    <style:style style:name="T11" style:family="text">
      <style:text-properties style:text-line-through-style="solid" style:text-line-through-type="double" fo:font-size="10pt" fo:language="es" fo:country="ES" fo:font-style="normal" style:text-underline-style="none" fo:background-color="transparent" style:font-size-asian="10pt" style:font-style-asian="normal" style:font-size-complex="10pt" style:font-style-complex="normal"/>
    </style:style>
    <style:style style:name="T1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[onshow.numcrono2]</text:p>
      <text:p text:style-name="P1"/>
      <text:p text:style-name="P2"/>
      <text:p text:style-name="P2">AUTORIZACIÓN DE VIAJE PARA MENORES</text:p>
      <text:p text:style-name="P2"><text:s/>AL EXTERIOR<text:span text:style-name="T12">xx2</text:span></text:p>
      <text:h text:style-name="P21" text:outline-level="3"/>
      <text:p text:style-name="P3"><text:s/></text:p>
      <text:p text:style-name="P11">ABA ABABSBSA DOCUMENTO, DON <text:span text:style-name="T9">[onshow.nombre_padre]</text:span> DE NACIONALIDAD <text:span text:style-name="T9">[onshow.nacion_padre]</text:span> IDENTIFICADO CON <text:span text:style-name="T3">[onshow.tdoc_padre] </text:span><text:span text:style-name="T5">N° </text:span><text:span text:style-name="T4">[onshow.doc_padre]</text:span><text:span text:style-name="T5">. </text:span><text:s/>Y DOMICILIADO EN <text:span text:style-name="T3">[onshow.domicilio_padre]</text:span>, <text:span text:style-name="T11"><text:tab/></text:span></text:p>
      <text:p text:style-name="P12">Y.<text:span text:style-name="T11"><text:tab/></text:span></text:p>
      <text:p text:style-name="P13">DOÑA <text:span text:style-name="T9">[onshow.nombre_madre]</text:span> DE NACIONALIDAD <text:span text:style-name="T9">[onshow.nacion_madre]</text:span> IDENTIFICADA CON <text:span text:style-name="T3">[onshow.tdoc_madre] </text:span><text:span text:style-name="T5">N° </text:span><text:span text:style-name="T4">[onshow.doc_madre]</text:span><text:span text:style-name="T5">.</text:span> Y DOMICILIO EN <text:span text:style-name="T3">[onshow.domicilio_madre]</text:span><text:span text:style-name="T11"><text:tab/></text:span></text:p>
      <text:p text:style-name="P10"/>
      <text:p text:style-name="P14"><text:span text:style-name="T1">DE</text:span><text:span text:style-name="T2"> CONFORMIDAD CON LO SEÑALADO EN EL ARTICULO 111° DEL CÓDIGO DE LOS NIÑOS Y ADOLECENTES, LEY</text:span> N° 27337, AUTORIZAN EL VIAJE DE SUS(S) MENOR(ES) HIJO(S): <text:span text:style-name="T11"><text:tab/></text:span></text:p>
      <text:p text:style-name="P5">[a;block=begin;comm=text:p]</text:p>
      <text:p text:style-name="P7">[a.nom_hijo] <text:span text:style-name="T11"><text:tab/></text:span></text:p>
      <text:p text:style-name="P5">[a;block=end;comm=text:p]</text:p>
      <text:p text:style-name="P5"/>
      <text:p text:style-name="P9"><text:span text:style-name="T7">OBSERVACIONES:</text:span><text:span text:style-name="T6">[onshow.observaciones] </text:span><text:span text:style-name="T8"><text:tab/></text:span></text:p>
      <text:p text:style-name="P9"><text:tab/></text:p>
      <text:p text:style-name="P6">LOS COMPARECIENTES LEEN ESTE DOCUMENTO, DECLARAN QUE ASUMEN TODAS LAS RESPONSABILIDADES QUE DE ÉL EMANEN, SE RATIFICAN EN SU CONTENIDO Y LO FIRMAN EN MI PRESENCIA, EN LA FECHA.<text:span text:style-name="T11"><text:tab/></text:span></text:p>
      <text:p text:style-name="P8"/>
      <text:p text:style-name="P8"/>
      <text:p text:style-name="P15"><text:span text:style-name="T2">EN LIMA, A LOS </text:span><text:span text:style-name="T10">[onshow.fec_letras]</text:span></text:p>
      <text:p text:style-name="P17"/>
      <text:p text:style-name="P16"/>
      <text:p text:style-name="P16"/>
      <text:p text:style-name="P16"/>
      <text:p text:style-name="P16"><text:tab/>..................................................................<text:tab/><text:tab/>...............................................................</text:p>
      <text:p text:style-name="P18"><text:span text:style-name="T5">[onshow.nombre_padre].</text:span><text:tab/><text:span text:style-name="T5">[onshow.nombre_madre].</text:span></text:p>
      <text:p text:style-name="P18"><text:span text:style-name="T5">[onshow.tdoc_padre] [onshow.doc_padre].</text:span><text:tab/><text:span text:style-name="T5">[onshow.tdoc_madre] [onshow.doc_madre].</text:span></text:p>
      <text:p text:style-name="P19"/>
      <text:p text:style-name="P19"/>
      <text:p text:style-name="P19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IDAutomationHC39M" svg:font-family="IDAutomationHC39M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8pt" fo:font-weight="bold" style:font-size-asian="8pt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H31M36S</meta:editing-duration>
    <meta:editing-cycles>21</meta:editing-cycles>
    <meta:generator>OpenOffice.org/3.3$Win32 OpenOffice.org_project/330m20$Build-9567</meta:generator>
    <dc:date>2013-10-04T11:21:13.48</dc:date>
    <dc:creator>aa aa</dc:creator>
    <meta:document-statistic meta:table-count="0" meta:image-count="0" meta:object-count="0" meta:page-count="1" meta:paragraph-count="18" meta:word-count="112" meta:character-count="1154"/>
    <meta:user-defined meta:name="Info 1"/>
    <meta:user-defined meta:name="Info 2"/>
    <meta:user-defined meta:name="Info 3"/>
    <meta:user-defined meta:name="Info 4"/>
  </office:meta>
</office:document-meta>
</file>